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curityHandler.setUserProperties( Properti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curityHandler.login( final Map login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SecurityHandler.logout( final Map logoutContext , final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